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Mono" svg:font-family="'Droid Sans Mono', monospace, monospace, 'Droid Sans Fallback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loext:contextual-spacing="true" fo:line-height="150%"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language="en" fo:country="US" style:font-size-asian="12pt" style:font-name-complex="Arial1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9" style:family="paragraph" style:parent-style-name="Standard">
      <loext:graphic-properties draw:fill="solid" draw:fill-color="#404040"/>
      <style:paragraph-properties fo:margin-top="0cm" fo:margin-bottom="0cm" loext:contextual-spacing="false" fo:line-height="150%" fo:background-color="#404040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background-color="#ffffff" style:font-size-asian="12pt" style:font-name-complex="Arial1" style:font-size-complex="12pt"/>
    </style:style>
    <style:style style:name="P13" style:family="paragraph" style:parent-style-name="Standard">
      <loext:graphic-properties draw:fill="solid" draw:fill-color="#2b2b2b"/>
      <style:paragraph-properties fo:margin-top="0cm" fo:margin-bottom="0cm" loext:contextual-spacing="false" fo:line-height="100%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fo:font-size="12pt" fo:background-color="#ffffff" style:font-size-asian="12pt" style:font-name-complex="Arial1" style:font-size-complex="12pt"/>
    </style:style>
    <style:style style:name="P16" style:family="paragraph" style:parent-style-name="Standard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50%" fo:text-align="justify" style:justify-single-word="false"/>
    </style:style>
    <style:style style:name="P18" style:family="paragraph" style:parent-style-name="List_20_Paragraph" style:list-style-name="WWNum1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fo:font-size="12pt" style:font-size-asian="12pt" style:font-name-complex="Arial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fo:font-size="12pt" fo:background-color="#ffffff" style:font-size-asian="12pt" style:font-name-complex="Arial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officeooo:paragraph-rsid="0006f5d8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officeooo:paragraph-rsid="00087502"/>
    </style:style>
    <style:style style:name="P27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name-complex="Arial1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9" style:family="paragraph" style:parent-style-name="Standard">
      <loext:graphic-properties draw:fill="solid" draw:fill-color="#404040" draw:opacity="100%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#404040"/>
      <style:text-properties officeooo:paragraph-rsid="00087502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fo:background-color="#ffffff" loext:char-shading-value="0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officeooo:rsid="000266f7" style:font-size-asian="12pt" style:font-name-complex="Arial1" style:font-size-complex="12pt"/>
    </style:style>
    <style:style style:name="T5" style:family="text">
      <style:text-properties style:font-name="Arial" fo:font-size="12pt" officeooo:rsid="000ae3b1" style:font-size-asian="12pt" style:font-name-complex="Arial1" style:font-size-complex="12pt"/>
    </style:style>
    <style:style style:name="T6" style:family="text">
      <style:text-properties style:font-name="Arial" fo:font-size="12pt" fo:language="en" fo:country="US" style:font-size-asian="12pt" style:font-name-complex="Arial1" style:font-size-complex="12pt"/>
    </style:style>
    <style:style style:name="T7" style:family="text">
      <style:text-properties style:font-name="Arial" fo:font-size="12pt" fo:background-color="#ffffff" loext:char-shading-value="0" style:font-size-asian="12pt" style:font-name-complex="Arial1" style:font-size-complex="12pt"/>
    </style:style>
    <style:style style:name="T8" style:family="text">
      <style:text-properties style:font-name="Arial" fo:font-size="12pt" officeooo:rsid="0001138f" fo:background-color="#ffffff" loext:char-shading-value="0" style:font-size-asian="12pt" style:font-name-complex="Arial1" style:font-size-complex="12pt"/>
    </style:style>
    <style:style style:name="T9" style:family="text">
      <style:text-properties style:font-name="Arial" fo:font-size="12pt" fo:background-color="#ffffff" loext:char-shading-value="0" style:font-name-asian="Times New Roman" style:font-size-asian="12pt" style:language-asian="pt" style:country-asian="BR" style:font-name-complex="Arial1" style:font-size-complex="12pt"/>
    </style:style>
    <style:style style:name="T10" style:family="text">
      <style:text-properties style:font-name="Arial" fo:font-size="12pt" fo:background-color="#f0f3f5" loext:char-shading-value="0" style:font-name-asian="Calibri1" style:font-size-asian="12pt" style:font-name-complex="Arial1" style:font-size-complex="12pt"/>
    </style:style>
    <style:style style:name="T11" style:family="text">
      <style:text-properties fo:color="#0070c0" style:font-name="Arial" fo:font-size="12pt" fo:font-weight="bold" style:font-size-asian="12pt" style:font-weight-asian="bold" style:font-name-complex="Arial1" style:font-size-complex="12pt"/>
    </style:style>
    <style:style style:name="T12" style:family="text">
      <style:text-properties fo:color="#0070c0" style:font-name="Arial" fo:font-size="12pt" style:font-size-asian="12pt" style:font-name-complex="Arial1" style:font-size-complex="12pt"/>
    </style:style>
    <style:style style:name="T13" style:family="text">
      <style:text-properties fo:color="#a9b7c6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14" style:family="text">
      <style:text-properties fo:color="#a9b7c6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0pt"/>
    </style:style>
    <style:style style:name="T15" style:family="text">
      <style:text-properties fo:color="#a9b7c6" style:font-name="Consolas" fo:font-size="12pt" fo:background-color="#404040" loext:char-shading-value="0" style:font-size-asian="12pt" style:font-size-complex="12pt"/>
    </style:style>
    <style:style style:name="T16" style:family="text">
      <style:text-properties fo:color="#a9b7c6" style:font-name="Consolas" fo:font-size="12pt" style:font-size-asian="12pt" style:font-size-complex="12pt"/>
    </style:style>
    <style:style style:name="T17" style:family="text">
      <style:text-properties fo:color="#a9b7c6" style:font-name="Consolas" fo:font-size="12pt" style:font-name-asian="Times New Roman" style:font-size-asian="12pt" style:language-asian="pt" style:country-asian="BR" style:font-name-complex="Courier New1" style:font-size-complex="12pt"/>
    </style:style>
    <style:style style:name="T18" style:family="text">
      <style:text-properties fo:color="#a9b7c6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19" style:family="text">
      <style:text-properties fo:color="#a9b7c6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20" style:family="text">
      <style:text-properties fo:color="#6897bb" style:font-name="Consolas" fo:font-size="12pt" fo:background-color="#404040" loext:char-shading-value="0" style:font-size-asian="12pt" style:font-size-complex="12pt"/>
    </style:style>
    <style:style style:name="T21" style:family="text">
      <style:text-properties fo:color="#6897bb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0pt"/>
    </style:style>
    <style:style style:name="T22" style:family="text">
      <style:text-properties fo:color="#6897bb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23" style:family="text">
      <style:text-properties fo:color="#6897bb" style:font-name="Consolas" fo:font-size="12pt" style:font-name-asian="Times New Roman" style:font-size-asian="12pt" style:language-asian="pt" style:country-asian="BR" style:font-name-complex="Courier New1" style:font-size-complex="12pt"/>
    </style:style>
    <style:style style:name="T24" style:family="text">
      <style:text-properties fo:color="#6897bb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25" style:family="text">
      <style:text-properties fo:color="#6897bb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26" style:family="text">
      <style:text-properties fo:color="#d4d4d4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27" style:family="text">
      <style:text-properties fo:color="#cc7832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28" style:family="text">
      <style:text-properties fo:color="#cc7832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0pt"/>
    </style:style>
    <style:style style:name="T29" style:family="text">
      <style:text-properties fo:color="#cc7832" style:font-name="Consolas" fo:font-size="12pt" style:font-name-asian="Times New Roman" style:font-size-asian="12pt" style:language-asian="pt" style:country-asian="BR" style:font-name-complex="Courier New1" style:font-size-complex="12pt"/>
    </style:style>
    <style:style style:name="T30" style:family="text">
      <style:text-properties fo:color="#cc7832" style:font-name="Consolas" fo:font-size="10pt" fo:background-color="#404040" loext:char-shading-value="0" style:font-name-asian="Times New Roman" style:font-size-asian="10pt" style:language-asian="pt" style:country-asian="BR" style:font-name-complex="Courier New1" style:font-size-complex="10pt"/>
    </style:style>
    <style:style style:name="T31" style:family="text">
      <style:text-properties fo:color="#cc7832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32" style:family="text">
      <style:text-properties fo:color="#cc7832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33" style:family="text">
      <style:text-properties fo:color="#8888c6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34" style:family="text">
      <style:text-properties fo:color="#8888c6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35" style:family="text">
      <style:text-properties fo:color="#ffc66d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36" style:family="text">
      <style:text-properties fo:color="#ffc66d" style:font-name="Consolas" fo:font-size="12pt" style:font-name-asian="Times New Roman" style:font-size-asian="12pt" style:language-asian="pt" style:country-asian="BR" style:font-name-complex="Courier New1" style:font-size-complex="12pt"/>
    </style:style>
    <style:style style:name="T37" style:family="text">
      <style:text-properties fo:color="#3d464d" style:font-name="Arial" fo:font-size="12pt" fo:background-color="#ffffff" loext:char-shading-value="0" style:font-size-asian="12pt" style:font-name-complex="Arial1" style:font-size-complex="12pt"/>
    </style:style>
    <style:style style:name="T38" style:family="text">
      <style:text-properties fo:color="#6a8759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39" style:family="text">
      <style:text-properties fo:color="#6a8759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0pt"/>
    </style:style>
    <style:style style:name="T40" style:family="text">
      <style:text-properties fo:color="#6a8759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41" style:family="text">
      <style:text-properties fo:color="#6a8759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42" style:family="text">
      <style:text-properties fo:color="#aa4926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1">Python</text:span></text:p>
      <text:p text:style-name="P7"><text:span text:style-name="T3">Python é uma linguagem muito utilizada na ciência de dados e desenvolvimento de aplicações. Assim como toda linguagem, Python também possui tipos primitivos das variáveis, tipos primitivos nada mais são do que como são representados os valores de uma variável. </text:span><text:span text:style-name="T6">Os tipos primitivos mais comuns são Number (Int, Float, Infinity e NaN), String, Boolean, Null, Undefined, Object (Array), Function.</text:span></text:p>
      <text:p text:style-name="P2"/>
      <text:p text:style-name="P11">Strings em Python</text:p>
      <text:p text:style-name="P8"><text:span text:style-name="T3"><text:tab/>No Python é possível marcar uma string de 2 formas diferentes, usando aspas simples ou duplas (‘’, “”), para strings simples e para interpolar, ou seja, exibir uma variável do meio da string, sem precisar ficar abrindo e fechando a string, onde for a variável é só abrir um bloco usando chaves ‘{}’ e depois da string é só adicionar um método chamado ‘.format()’ escrever o nome da variável dentro dos parênteses do format. </text:span><text:span text:style-name="T12">Ex</text:span><text:span text:style-name="T3">: </text:span><text:span text:style-name="T13">.format(</text:span><text:span text:style-name="T15">variavel)</text:span><text:span text:style-name="T3">, se for mais de uma variável, é só separa-las por vírgulas, na ordem em que elas aparecem na string. </text:span><text:span text:style-name="T12">Ex</text:span><text:span text:style-name="T3">: </text:span><text:span text:style-name="T13">.format(var1, var2, var3)</text:span><text:span text:style-name="T3">.</text:span></text:p>
      <text:p text:style-name="P5"/>
      <text:p text:style-name="P11">Operadores em Python</text:p>
      <text:p text:style-name="P23">Existem muitos tipos de operadores em Python, operadores são sinais que podem desencadear uma ação, ou interferir nela, alguns tipos de operadores são: </text:p>
      <text:list xml:id="list399596413" text:style-name="WWNum1">
        <text:list-item>
          <text:p text:style-name="P18">Aritméticos </text:p>
          <text:list>
            <text:list-item>
              <text:p text:style-name="P18">+<text:tab/>Adição</text:p>
            </text:list-item>
            <text:list-item>
              <text:p text:style-name="P18">- <text:tab/>Subtração</text:p>
            </text:list-item>
            <text:list-item>
              <text:p text:style-name="P18">*<text:tab/>Multiplicação</text:p>
            </text:list-item>
            <text:list-item>
              <text:p text:style-name="P18">/<text:tab/>Divisão real</text:p>
            </text:list-item>
            <text:list-item>
              <text:p text:style-name="P17"><text:span text:style-name="T3">%<text:tab/>Resto da divisão inteira (</text:span><text:span text:style-name="T12">Ex</text:span><text:span text:style-name="T3">: 5%2 = 1)</text:span></text:p>
            </text:list-item>
            <text:list-item>
              <text:p text:style-name="P17"><text:span text:style-name="T3">//<text:tab/>Divisão inteira (</text:span><text:span text:style-name="T12">Ex</text:span><text:span text:style-name="T3">: 5//2 = 2)</text:span></text:p>
            </text:list-item>
            <text:list-item>
              <text:p text:style-name="P18">**<text:tab/>Potência</text:p>
            </text:list-item>
          </text:list>
        </text:list-item>
      </text:list>
      <text:p text:style-name="P16"/>
      <text:list xml:id="list184659999588446" text:continue-numbering="true" text:style-name="WWNum1">
        <text:list-item>
          <text:list>
            <text:list-item>
              <text:p text:style-name="P18">Ordem de precedência</text:p>
              <text:list>
                <text:list-item>
                  <text:p text:style-name="P18">()</text:p>
                </text:list-item>
                <text:list-item>
                  <text:p text:style-name="P18"><text:soft-page-break/>**</text:p>
                </text:list-item>
                <text:list-item>
                  <text:p text:style-name="P18">* / %</text:p>
                </text:list-item>
                <text:list-item>
                  <text:p text:style-name="P18">+ - </text:p>
                </text:list-item>
              </text:list>
            </text:list-item>
            <text:list-item>
              <text:p text:style-name="P18">Raiz</text:p>
              <text:list>
                <text:list-item>
                  <text:p text:style-name="P18">n**(1/2), só mudar o divisor da fração para mudar a potência da raiz</text:p>
                </text:list-item>
              </text:list>
            </text:list-item>
          </text:list>
        </text:list-item>
      </text:list>
      <text:p text:style-name="P10"/>
      <text:list xml:id="list184658104936697" text:continue-numbering="true" text:style-name="WWNum1">
        <text:list-item>
          <text:p text:style-name="P18">Atribuição</text:p>
          <text:list>
            <text:list-item>
              <text:p text:style-name="P17"><text:span text:style-name="T3">Atribuição simples, quando um valor ou dado é atribuído a variável. </text:span><text:span text:style-name="T12">Ex</text:span><text:span text:style-name="T3">: </text:span></text:p>
            </text:list-item>
          </text:list>
        </text:list-item>
      </text:list>
      <text:p text:style-name="P1"><text:span text:style-name="T15">a = </text:span><text:span text:style-name="T20">1</text:span><text:span text:style-name="T3">;</text:span></text:p>
      <text:list xml:id="list184659988407545" text:continue-numbering="true" text:style-name="WWNum1">
        <text:list-item>
          <text:list>
            <text:list-item>
              <text:p text:style-name="P17"><text:span text:style-name="T3">Auto atribuições, quando um valor ou dado é atribuído a uma variável e ela mesma é utilizada para mudar essa atribuição. </text:span><text:span text:style-name="T12">Ex</text:span><text:span text:style-name="T3">: </text:span><text:span text:style-name="T15">n =</text:span><text:span text:style-name="T26"> </text:span><text:span text:style-name="T20">3</text:span><text:span text:style-name="T26">; </text:span><text:span text:style-name="T15">n = n +</text:span><text:span text:style-name="T16"> </text:span><text:span text:style-name="T20">3</text:span></text:p>
            </text:list-item>
          </text:list>
        </text:list-item>
      </text:list>
      <text:p text:style-name="P16"/>
      <text:list xml:id="list184660067895254" text:continue-numbering="true" text:style-name="WWNum1">
        <text:list-item>
          <text:p text:style-name="P18">Relacionais</text:p>
          <text:list>
            <text:list-item>
              <text:p text:style-name="P18">&gt;<text:tab/>Maior que</text:p>
            </text:list-item>
            <text:list-item>
              <text:p text:style-name="P18">&lt; <text:tab/>Menor que</text:p>
            </text:list-item>
            <text:list-item>
              <text:p text:style-name="P18">&gt;=<text:tab/>Maior igual</text:p>
            </text:list-item>
            <text:list-item>
              <text:p text:style-name="P18">&lt;=<text:tab/>Menor igual</text:p>
            </text:list-item>
            <text:list-item>
              <text:p text:style-name="P18">==<text:tab/>Igual á</text:p>
            </text:list-item>
            <text:list-item>
              <text:p text:style-name="P18">!=<text:tab/>Diferente de</text:p>
            </text:list-item>
            <text:list-item>
              <text:p text:style-name="P18">=== <text:tab/>Identidade, confere se os valores são iguais em grandeza e tipo (Number, string, boolean,...).</text:p>
            </text:list-item>
            <text:list-item>
              <text:p text:style-name="P18">!== <text:tab/>Diferente em identidade, confere se os valores são diferentes em grandeza e/ou tipo (Number, string, boolean,...).</text:p>
            </text:list-item>
            <text:list-item>
              <text:p text:style-name="P18">As respostas das expressões com operadores relacionais serão sempre em tipo booleano, ou seja, true ou false.</text:p>
            </text:list-item>
          </text:list>
        </text:list-item>
      </text:list>
      <text:p text:style-name="P10"/>
      <text:list xml:id="list184659261547949" text:continue-numbering="true" text:style-name="WWNum1">
        <text:list-item>
          <text:p text:style-name="P18">Lógicos</text:p>
          <text:list>
            <text:list-item>
              <text:p text:style-name="P18">!<text:tab/>Negação</text:p>
            </text:list-item>
            <text:list-item>
              <text:p text:style-name="P18">and <text:tab/>Conjunção ou “E” lógico</text:p>
            </text:list-item>
            <text:list-item>
              <text:p text:style-name="P18">or <text:tab/>Disjunção ou “OU” lógico</text:p>
            </text:list-item>
          </text:list>
        </text:list-item>
      </text:list>
      <text:p text:style-name="P5"/>
      <text:p text:style-name="P3"/>
      <text:p text:style-name="P27">Variáveis em Python</text:p>
      <text:p text:style-name="P6"><text:span text:style-name="T3"><text:tab/>Em P</text:span><text:span text:style-name="T4">ython</text:span><text:span text:style-name="T3"> as variáveis são declaradas somente declarando o seu nome e atribuindo a ela um valor, de qualquer tipo primitivo, diferente de outras linguagens, Python não requer que uma palavra reservada seja atribuída a variável para que ela se torne uma variável. </text:span><text:span text:style-name="T12">Ex</text:span><text:span text:style-name="T3">: </text:span><text:span text:style-name="T15">a = </text:span><text:span text:style-name="T20">1</text:span><text:span text:style-name="T3">. Outro detalhe importante é que diferente de outras linguagens, Python utiliza o método Snake_Case para nomear as variáveis, normalmente as linguagens usam o padrão CamelCase, mas esse não é o padrão do Python. O padrão Python é o seguinte: </text:span><text:span text:style-name="T14">total_de_tentativas = </text:span><text:span text:style-name="T21">3</text:span><text:span text:style-name="T3">. Caso o nome da variável tenha mais de uma palavra, as palavras devem ser separadas por um underline ‘_’. </text:span></text:p>
      <text:p text:style-name="P11"/>
      <text:p text:style-name="P11">Condições em Python</text:p>
      <text:p text:style-name="P8"><text:span text:style-name="T3"><text:tab/>Condições são ocasiões que ocorrem em determinadas ocasiões que preencham pré-requisitos. Existem alguns tipo de condição, os mais usados são ‘if’ e ‘else’. Condições simples são onde só existem ‘if’, condições composta são onde existem ‘if’ e ‘else’, e condições aninhadas são onde existem condições dentro de outras condições. As condições devem ser feitas da seguinte forma: </text:span><text:span text:style-name="T27">if </text:span><text:span text:style-name="T13">(teste): bloco de código</text:span><text:span text:style-name="T3">, </text:span><text:span text:style-name="T27">else</text:span><text:span text:style-name="T13">: bloco de código</text:span><text:span text:style-name="T3">. Se o teste do ‘if’ for verdadeiro o seu bloco será executado, senão será o do ‘else’. Existe também o ‘elif’, que é uma mistura de else com if, a forma de expressão dele é a mesma, assim como o if ele também recebe um teste, </text:span><text:span text:style-name="T27">elif </text:span><text:span text:style-name="T13">(teste): bloco de código</text:span><text:span text:style-name="T3">. </text:span></text:p>
      <text:p text:style-name="P4"/>
      <text:p text:style-name="P28">Laços em Python</text:p>
      <text:p text:style-name="P8"><text:span text:style-name="T3"><text:tab/>Bem parecidos com as condições, mas as repetições além de testarem condições e executarem blocos específicos, elas também repetem esses testes enquanto a condição de repetição for verdadeira. 2 tipos são mais utilizados ‘while’ e ‘for’. Eles devem ser montados da seguinte maneira: </text:span><text:span text:style-name="T27">while </text:span><text:span text:style-name="T13">(teste</text:span><text:span text:style-name="T17"> </text:span><text:span text:style-name="T13">lógico): bloco de código</text:span><text:span text:style-name="T3">, </text:span><text:span text:style-name="T27">for </text:span><text:span text:style-name="T13">variável a ser testada </text:span><text:span text:style-name="T27">in </text:span><text:span text:style-name="T33">range</text:span><text:span text:style-name="T13"> (inicio</text:span><text:span text:style-name="T27">, </text:span><text:span text:style-name="T13">fim</text:span><text:span text:style-name="T27">, </text:span><text:span text:style-name="T13">passo): bloco de código</text:span><text:span text:style-name="T3">. No ‘for’ o laço acaba sempre antes do final escolhido, na realidade o final não é exibido, caso queira a exibição do final é só adicionar ‘+1’ após o fim. Além disso, o laço ‘for’ já incrementa o contador sozinho, já o ‘while’ não, no while é necessário criar um contador e uma atribuição a ele no final do laço. Caso seja necessário sair </text:span><text:soft-page-break/><text:span text:style-name="T3">do laço antes dele ser concluído, caso uma condição específica seja cumprida, é só usar o comando ‘break’.</text:span></text:p>
      <text:p text:style-name="P10"/>
      <text:p text:style-name="P11">Funções em Python</text:p>
      <text:p text:style-name="P10"><text:tab/>São linhas de códigos específicas que só serão executadas quando um evento ocorrer ou forem chamadas dentro do código, e essas linhas estarão dentro de um bloco. Os blocos são delimitados pela endentação, tudo que estiver dentro depois dos dois pontos e endentado para dentro da função, pertencerá a esse bloco.</text:p>
      <text:p text:style-name="P8"><text:span text:style-name="T3"><text:tab/>Em Python uma função é definida usando a palavra chave ‘def’ acompanhada do nome da função seguida de parênteses e dois pontos. </text:span><text:span text:style-name="T12">Ex</text:span><text:span text:style-name="T3">: </text:span><text:span text:style-name="T27">def </text:span><text:span text:style-name="T35">jogar</text:span><text:span text:style-name="T13">():</text:span><text:span text:style-name="T3">. Para executar uma função é só colocar o nome dela seguido de parênteses.</text:span></text:p>
      <text:p text:style-name="P8"><text:span text:style-name="T3"><text:tab/>As funções também podem receber uma coisa chamada parâmetros, parâmetros são orientações do que o a função irá fazer com o dado que ela receber, esse parâmetros são repetidos dentro do bloco mostrando onde cada dado vai. Quando um dado é passado para a função em sua chamada, esse dado recebe o nome de argumento, o parâmetro pega o valor desse argumento e passa a valer o que foi passado. </text:span><text:span text:style-name="T12">Ex</text:span><text:span text:style-name="T3">:</text:span></text:p>
      <text:p text:style-name="P9"><text:span text:style-name="T29">def </text:span><text:span text:style-name="T36">soma </text:span><text:span text:style-name="T17">(a</text:span><text:span text:style-name="T29">, </text:span><text:span text:style-name="T17">b):<text:line-break/> <text:s text:c="3"/></text:span><text:span text:style-name="T29">return </text:span><text:span text:style-name="T17">a + b<text:line-break/><text:line-break/>s = soma (</text:span><text:span text:style-name="T23">3</text:span><text:span text:style-name="T29">, </text:span><text:span text:style-name="T23">5</text:span><text:span text:style-name="T17">)</text:span></text:p>
      <text:p text:style-name="P10"/>
      <text:p text:style-name="P23">Neste exemplo ‘a’ e ‘b’ foram passados como parâmetros na construção da função e dentro do bloco de código foram somados um com o outro. No momento em que a função ‘soma’ foi chamada lhe foi atribuídos 2 argumentos, ‘3’ e ‘5’, argumentos esses que vão substituir ‘a’ e ‘b’, respectivamente, e o código será executado com esses valores.</text:p>
      <text:p text:style-name="P10"/>
      <text:p text:style-name="P11">Coleções em Python</text:p>
      <text:p text:style-name="P25"><text:span text:style-name="T7">Coleções são onde valores de qualquer tipo são guardados em conjunto, pode ser uma sequência ordenada ou não. Uma sequência é nada mais do que um conjunto de valores ordenados. Essa ordem é definida pelo índice. Por isso </text:span><text:soft-page-break/><text:span text:style-name="T7">podemos acessar listas, tuplas ou strings através dos </text:span><text:span text:style-name="HTML_20_Code"><text:span text:style-name="T10">[]</text:span></text:span><text:span text:style-name="T7"> (colchetes). Listas, Tuplas, Strings e Ranges são tipos de sequências, dentre elas somente as listas são mutáveis. </text:span></text:p>
      <text:p text:style-name="P25"><text:span text:style-name="T2">Listas</text:span><text:span text:style-name="T7"> são feitas a partir da declaração de uma variável e utilização de [] após o =. Ex:</text:span><text:span text:style-name="T37"> </text:span><text:span text:style-name="T13">lista = [</text:span><text:span text:style-name="T22">5</text:span><text:span text:style-name="T27">, </text:span><text:span text:style-name="T22">6</text:span><text:span text:style-name="T27">, </text:span><text:span text:style-name="T38">'Olá'</text:span><text:span text:style-name="T13">]</text:span><text:span text:style-name="T7">. </text:span></text:p>
      <text:p text:style-name="P25"><text:span text:style-name="T2">Tuplas</text:span><text:span text:style-name="T7"> são feitas a partir da declaração de uma variável e utilização de () após o =. Ex: </text:span><text:span text:style-name="T13">tupla = (</text:span><text:span text:style-name="T22">5</text:span><text:span text:style-name="T27">, </text:span><text:span text:style-name="T22">6</text:span><text:span text:style-name="T27">, </text:span><text:span text:style-name="T38">'Olá'</text:span><text:span text:style-name="T13">)</text:span><text:span text:style-name="T7">. Ambas aceitam tipos diferentes de valores e podem ser acessadas pelo index, mas diferentes de listas, tuplas são </text:span><text:span text:style-name="T2">imutáveis</text:span><text:span text:style-name="T7">.</text:span></text:p>
      <text:p text:style-name="P13"><text:span text:style-name="T18">lanche = (</text:span><text:span text:style-name="T40">'Hambúrguer'</text:span><text:span text:style-name="T31">, </text:span><text:span text:style-name="T40">'Suco'</text:span><text:span text:style-name="T31">, </text:span><text:span text:style-name="T40">'Pizza'</text:span><text:span text:style-name="T31">, </text:span><text:span text:style-name="T40">'Pudim'</text:span><text:span text:style-name="T18">)<text:line-break/><text:line-break/></text:span><text:span text:style-name="T31">for </text:span><text:span text:style-name="T18">comida </text:span><text:span text:style-name="T31">in </text:span><text:span text:style-name="T18">lanche:<text:line-break/> <text:s text:c="3"/></text:span><text:span text:style-name="T34">print</text:span><text:span text:style-name="T18">(</text:span><text:span text:style-name="T40">f'Eu vou comer </text:span><text:span text:style-name="T31">{</text:span><text:span text:style-name="T18">comida</text:span><text:span text:style-name="T31">}</text:span><text:span text:style-name="T40">'</text:span><text:span text:style-name="T18">)<text:line-break/><text:line-break/></text:span><text:span text:style-name="T31">for </text:span><text:span text:style-name="T18">comida </text:span><text:span text:style-name="T31">in </text:span><text:span text:style-name="T34">range</text:span><text:span text:style-name="T18">(</text:span><text:span text:style-name="T24">0</text:span><text:span text:style-name="T31">, </text:span><text:span text:style-name="T34">len</text:span><text:span text:style-name="T18">(lanche)):<text:line-break/> <text:s text:c="3"/></text:span><text:span text:style-name="T34">print</text:span><text:span text:style-name="T18">(</text:span><text:span text:style-name="T40">f'Eu vou comer </text:span><text:span text:style-name="T31">{</text:span><text:span text:style-name="T18">lanche[comida]</text:span><text:span text:style-name="T31">}</text:span><text:span text:style-name="T40">'</text:span><text:span text:style-name="T18">)<text:line-break/><text:line-break/></text:span><text:span text:style-name="T31">for </text:span><text:span text:style-name="T18">pos</text:span><text:span text:style-name="T31">, </text:span><text:span text:style-name="T18">comida </text:span><text:span text:style-name="T31">in </text:span><text:span text:style-name="T34">enumerate</text:span><text:span text:style-name="T18">(lanche):<text:line-break/> <text:s text:c="3"/></text:span><text:span text:style-name="T34">print</text:span><text:span text:style-name="T18">(</text:span><text:span text:style-name="T40">f'Eu vou comer </text:span><text:span text:style-name="T31">{</text:span><text:span text:style-name="T18">comida</text:span><text:span text:style-name="T31">}</text:span><text:span text:style-name="T40"> na posição </text:span><text:span text:style-name="T31">{</text:span><text:span text:style-name="T18">pos</text:span><text:span text:style-name="T31">}</text:span><text:span text:style-name="T40">'</text:span><text:span text:style-name="T18">)<text:line-break/><text:line-break/></text:span><text:span text:style-name="T34">print</text:span><text:span text:style-name="T18">(</text:span><text:span text:style-name="T40">'Comi pra caramba!'</text:span><text:span text:style-name="T18">)</text:span></text:p>
      <text:p text:style-name="P15"/>
      <text:p text:style-name="P15">Dentro de listas é possível criar listas aninhadas, da mesma forma como se é possível criar condições aninhadas, mas é necessário ter o cuidado de tirar uma cópia da lista e não criar a ligação de uma lista com a outra. Quando 2 listas estão ligadas e uma é alterada a outra também é, mas se for somente uma cópia, é possível alterar a cópia sem interferir na original, para isso é preciso usar os símbolos ‘[:]’, dessa forma uma cópia de uma lista pode ser adicionada em outra sem problemas.</text:p>
      <text:p text:style-name="P14"><text:span text:style-name="T7">Além de listas e tuplas existem um outro tipo de variável composta, chamada </text:span><text:span text:style-name="T2">Dicionário </text:span><text:span text:style-name="T7">são feitos a partir da declaração de uma variável e utilização de {} após o =. Ex: </text:span><text:span text:style-name="T19">dicionario = {</text:span><text:span text:style-name="T41">'nome'</text:span><text:span text:style-name="T19">: </text:span><text:span text:style-name="T41">'Iago'</text:span><text:span text:style-name="T32">,</text:span><text:span text:style-name="T31"> </text:span><text:span text:style-name="T41">'idade'</text:span><text:span text:style-name="T19">: </text:span><text:span text:style-name="T25">24</text:span><text:span text:style-name="T19">}</text:span><text:span text:style-name="T7">. Para adicionar um novo valor dentro de um dicionário, é só declarar a chave com o valor que ela vai receber. Ex: <text:s/></text:span><text:span text:style-name="T19">dicionario[</text:span><text:span text:style-name="T41">'sexo'</text:span><text:span text:style-name="T19">]</text:span><text:span text:style-name="T18"> </text:span><text:span text:style-name="T19">= </text:span><text:span text:style-name="T41">'M'</text:span><text:span text:style-name="T7">. Dessa forma foi automaticamente adicionado ao dicionário o valor ‘M’ para a chave sexo. Para remover um elemento é só usar a propriedade del </text:span><text:soft-page-break/><text:span text:style-name="T7">junto com o nome do item e a chave que específica. Ex: </text:span><text:span text:style-name="T32">del</text:span><text:span text:style-name="T31"> </text:span><text:span text:style-name="T19">dicionario[</text:span><text:span text:style-name="T41">'idade'</text:span><text:span text:style-name="T19">]</text:span><text:span text:style-name="T7">.</text:span></text:p>
      <text:p text:style-name="P14"><text:span text:style-name="T7">O dicionário é dividido em 3 partes, </text:span><text:span text:style-name="T2">Item</text:span><text:span text:style-name="T7">,</text:span><text:span text:style-name="T2"> Chave </text:span><text:span text:style-name="T7">e</text:span><text:span text:style-name="T2"> Valor</text:span><text:span text:style-name="T7">. Neste exemplo o </text:span><text:span text:style-name="T2">Item</text:span><text:span text:style-name="T7"> é o </text:span><text:span text:style-name="T19">dicionario</text:span><text:span text:style-name="T7">, as </text:span><text:span text:style-name="T2">Chaves</text:span><text:span text:style-name="T7"> são</text:span><text:span text:style-name="T2"> </text:span><text:span text:style-name="T41">'nome'</text:span><text:span text:style-name="T9">, </text:span><text:span text:style-name="T41">'idade'</text:span><text:span text:style-name="T9"> e </text:span><text:span text:style-name="T41">'sexo'</text:span><text:span text:style-name="T7">, e os </text:span><text:span text:style-name="T2">Valores</text:span><text:span text:style-name="T7"> são </text:span><text:span text:style-name="T41">'Iago'</text:span><text:span text:style-name="T7">, </text:span><text:span text:style-name="T25">24</text:span><text:span text:style-name="T7"> e </text:span><text:span text:style-name="T41">'M'</text:span><text:span text:style-name="T7">.</text:span></text:p>
      <text:p text:style-name="P14"><text:span text:style-name="T7">Existem também as sequências não ordenadas dentro delas está um grupo chamado set, este grupo, ao contrário das tuplas e das listas, não permite itens repetidos dentro da sua sequência. Entretanto, por não ser uma sequência ordenada, o set não possui acesso pelo index, caso tente ele retorna um erro. Um set é feito a partir da declaração de uma variável e utilização de {} após o = Ex: </text:span><text:span text:style-name="T13">set = {</text:span><text:span text:style-name="T22">1</text:span><text:span text:style-name="T27">, </text:span><text:span text:style-name="T22">9</text:span><text:span text:style-name="T27">, </text:span><text:span text:style-name="T38">'Olá'</text:span><text:span text:style-name="T13">}</text:span><text:span text:style-name="T7">. Set também aceita tipos diferentes de valores.</text:span></text:p>
      <text:p text:style-name="P15"/>
      <text:p text:style-name="P11">Módulos em Python</text:p>
      <text:p text:style-name="P14"><text:span text:style-name="T7">Módul</text:span><text:span text:style-name="T8">o</text:span><text:span text:style-name="T7">s são bibliotecas onde existem códigos já prontos feitos por outros programadores, ou funções que não vem pré-instaladas no Python, mas que importando elas, ficam acessíveis para utilizarmos em nossos códigos.</text:span></text:p>
      <text:p text:style-name="P26"><text:span text:style-name="T7">Existem duas formas de se importar um módulo em Python, a primeira é importando a biblioteca inteira através do comando ‘import’ seguido do nome da biblioteca. Ex: </text:span><text:span text:style-name="T27">import </text:span><text:span text:style-name="T13">math</text:span><text:span text:style-name="T7">. Ou importando somente o método desejado para o código, usando o ‘from...import...’, dessa forma colocamos primeiro o nome da biblioteca onde o método está guardado e depois o nome do método em si. Ex: </text:span><text:span text:style-name="T27">from </text:span><text:span text:style-name="T13">math </text:span><text:span text:style-name="T27">import </text:span><text:span text:style-name="T13">hypot</text:span><text:span text:style-name="T7">. Dessa forma somente o método ‘hypot’ foi importado de ‘math’, mas caso seja necessário importar outros métodos, é só separá-los por vírgula, desde que seja da mesma biblioteca, se forem de bibliotecas diferentes é necessário imports diferentes Ex: </text:span></text:p>
      <text:p text:style-name="P29"><text:span text:style-name="T27">from </text:span><text:span text:style-name="T13">math </text:span><text:span text:style-name="T27">import </text:span><text:span text:style-name="T13">cos</text:span><text:span text:style-name="T27">, </text:span><text:span text:style-name="T13">tan</text:span><text:span text:style-name="T27">, </text:span><text:span text:style-name="T13">sin</text:span></text:p>
      <text:p text:style-name="P29"><text:span text:style-name="T27">from </text:span><text:span text:style-name="T13">math </text:span><text:span text:style-name="T27">import </text:span><text:span text:style-name="T13">floor</text:span></text:p>
      <text:p text:style-name="P29"><text:span text:style-name="T27">from </text:span><text:span text:style-name="T13">random </text:span><text:span text:style-name="T27">import </text:span><text:span text:style-name="T13">choice</text:span></text:p>
      <text:p text:style-name="P14"><text:span text:style-name="T7">Caso a biblioteca inteira seja importada, na hora de declarar o método utilizado a biblioteca precisa ser referenciada. Ex: </text:span><text:span text:style-name="T13">hipotenusa = math.hypot(oposto</text:span><text:span text:style-name="T27">, </text:span><text:span text:style-name="T13">adjacente)</text:span><text:span text:style-name="T7">. Entretanto, caso somente o métodos </text:span><text:soft-page-break/><text:span text:style-name="T7">sejam importados, não é necessário referenciar a biblioteca. <text:s/>Ex: </text:span><text:span text:style-name="T13">hipotenusa</text:span><text:span text:style-name="T17"> </text:span><text:span text:style-name="T13">= hypot(oposto</text:span><text:span text:style-name="T27">, </text:span><text:span text:style-name="T13">adjacente)</text:span><text:span text:style-name="T7">.</text:span></text:p>
      <text:p text:style-name="P12"/>
      <text:p text:style-name="P3"/>
      <text:p text:style-name="P11">Comandos em Python</text:p>
      <text:p text:style-name="P10"/>
      <text:p text:style-name="Standard"><text:span text:style-name="T12">variavel = 1 </text:span><text:span text:style-name="T3">– Cria uma variável, não necessariamente precisa estar escrito variável, ela pode receber qualquer nome.</text:span></text:p>
      <text:p text:style-name="P8"><text:span text:style-name="T12">print()</text:span><text:span text:style-name="T3"> – Escreve no console aquilo que estiver dentre parênteses, Strings precisam de aspas simples ou duplas para serem tratadas como strings.</text:span></text:p>
      <text:p text:style-name="P8"><text:span text:style-name="T12">input() </text:span><text:span text:style-name="T3">– Cria uma seção no console para a entrada de dados, e irá transformar aquele dado primeiramente em uma string.</text:span></text:p>
      <text:p text:style-name="P8"><text:span text:style-name="T12">int() </text:span><text:span text:style-name="T3">– Garante que o dado que seja passado dentro dos parênteses se torne em um número inteiro.</text:span></text:p>
      <text:p text:style-name="P8"><text:span text:style-name="T12">float() </text:span><text:span text:style-name="T3">- Garante que o dado que seja passado dentro dos parênteses se torne em um número real.</text:span></text:p>
      <text:p text:style-name="P8"><text:span text:style-name="T12">str() </text:span><text:span text:style-name="T3">- Garante que o dado que seja passado dentro dos parênteses se torne em uma string.</text:span></text:p>
      <text:p text:style-name="P8"><text:span text:style-name="T12">if(): </text:span><text:span text:style-name="T3">– Cria uma condição, o teste lógico deve ser passado dentro dos parênteses, o que vier depois dos dois pontos será o bloco de código.</text:span></text:p>
      <text:p text:style-name="P8"><text:span text:style-name="T12">else: </text:span><text:span text:style-name="T3">– Cria uma condição de execução caso o if não seja atendido, o que vier depois dos dois pontos será o bloco de código, não precisa de teste lógico.</text:span></text:p>
      <text:p text:style-name="P8"><text:span text:style-name="T12">elif(): </text:span><text:span text:style-name="T3">– É uma mistura entre o else e o if, precisa de um teste lógico e o que vier depois dos dois pontos será o bloco de código.</text:span></text:p>
      <text:p text:style-name="P8"><text:span text:style-name="T12">for...in range (): </text:span><text:span text:style-name="T3">– Cria um laço de repetição de código, dentro dos parênteses são definidos o início, o fim e o passo (1 em 1; 2 em 2; 3 em 3; assim vai, basta digitar o número do passo desejado) do laço, o que vier depois dos dois pontos será o bloco de código.</text:span></text:p>
      <text:p text:style-name="P8"><text:span text:style-name="T12">while (): </text:span><text:span text:style-name="T3">– Cria um laço de repetição do código, dentro dos parênteses fica o teste lógico que deve ser passado, o que vier depois dos dois pontos será o bloco de código.</text:span></text:p>
      <text:p text:style-name="P8"><text:soft-page-break/><text:span text:style-name="T12">break</text:span><text:span text:style-name="T3"> – Caso queira sair do laço antes dele chegar até o final da sua execução normal, por conta de alguma condição específica que foi atendida, é só adicionar um break após essa condição.</text:span></text:p>
      <text:p text:style-name="P8"><text:span text:style-name="T12">continue</text:span><text:span text:style-name="T3"> – Caso uma condição que não faz parte do seu objetivo seja atendida e caso você queira continuar o laço é só adicionar esse comando que ele passará para a próxima iteração, mas o contador irá aumentar.</text:span></text:p>
      <text:p text:style-name="P8"><text:span text:style-name="T12">abs() </text:span><text:span text:style-name="T3">– Mantém o valor absoluto de um número, independente do sinal, se for negativo ou positivo ele vai manter somente o número sem o sinal.</text:span></text:p>
      <text:p text:style-name="P8"><text:span text:style-name="T12">def</text:span><text:span text:style-name="T3"> – Define uma função.</text:span></text:p>
      <text:p text:style-name="P8"><text:span text:style-name="T12">import</text:span><text:span text:style-name="T3"> – Utilizado para importar outros módulos e outros programas para dentro de um programa específico.</text:span></text:p>
      <text:p text:style-name="P8"><text:span text:style-name="T12">.sleep() </text:span><text:span text:style-name="T3">– Cria um delay na execução do código, precisa ser associado a quem deve estar no delay e dentro do seus parênteses deve ter o valor em segundos do delay. Deve ser importado da biblioteca ‘time’.</text:span></text:p>
      <text:p text:style-name="P8"><text:span text:style-name="T12">.capitalize() </text:span><text:span text:style-name="T3">– Coloca a primeira letra da string em maiúscula.</text:span></text:p>
      <text:p text:style-name="P8"><text:span text:style-name="T12">.lower() </text:span><text:span text:style-name="T3">– Transforma todas as letras da string para letras minúsculas.</text:span></text:p>
      <text:p text:style-name="P8"><text:span text:style-name="T12">.upper() </text:span><text:span text:style-name="T3">– Transforma todas as letras da string para letras maiúsculas.</text:span></text:p>
      <text:p text:style-name="P8"><text:span text:style-name="T12">.find() </text:span><text:span text:style-name="T3">– Encontra um determinado caractere na string.</text:span></text:p>
      <text:p text:style-name="P8"><text:span text:style-name="T12">.rfind() </text:span><text:span text:style-name="T3">– Encontra um determinado caractere começando da direita para a esquerda.</text:span></text:p>
      <text:p text:style-name="P8"><text:span text:style-name="T12">.count() </text:span><text:span text:style-name="T3">– Conta quantas vezes um determinado caractere apareceu dentro do intervalo selecionado. Ex: </text:span><text:span text:style-name="T13">frase.count(</text:span><text:span text:style-name="T38">'o'</text:span><text:span text:style-name="T27">, </text:span><text:span text:style-name="T22">0</text:span><text:span text:style-name="T27">, </text:span><text:span text:style-name="T22">13</text:span><text:span text:style-name="T13">)</text:span><text:span text:style-name="T3">. O ‘o’ é o caractere desejado, ‘0’ onde inicia e ‘13’ onde termina a procura.</text:span></text:p>
      <text:p text:style-name="P8"><text:span text:style-name="T12">.index() </text:span><text:span text:style-name="T3">– Mostra a primeira ocorrência do item entre parênteses, dentro da variável composta ao qual o index está ligado. </text:span></text:p>
      <text:p text:style-name="P8"><text:span text:style-name="T12">.replace() </text:span><text:span text:style-name="T3">– Troca uma palavra por outra dentro de uma string. Ex: </text:span><text:span text:style-name="T14">frase.replace(</text:span><text:span text:style-name="T39">'Android'</text:span><text:span text:style-name="T28">, </text:span><text:span text:style-name="T39">'Python'</text:span><text:span text:style-name="T14">)</text:span><text:span text:style-name="T3">.</text:span></text:p>
      <text:p text:style-name="P8"><text:span text:style-name="T12">.title() </text:span><text:span text:style-name="T3">– Transforma a primeira letra de todas as palavras em maiúscula.</text:span></text:p>
      <text:p text:style-name="P8"><text:span text:style-name="T12">.strip() </text:span><text:span text:style-name="T3">– Remove os espaços no início e no final da string.</text:span></text:p>
      <text:p text:style-name="P8"><text:span text:style-name="T12">.rstrip() </text:span><text:span text:style-name="T3">– Remove os espaços a direita da string.</text:span></text:p>
      <text:p text:style-name="P8"><text:span text:style-name="T12">.lstrip() </text:span><text:span text:style-name="T3">– Remove os espaços a esquerda da string.</text:span></text:p>
      <text:p text:style-name="P8"><text:span text:style-name="T12">.split() </text:span><text:span text:style-name="T3">– Cria uma divisão nos espaços da string, criando novas listas de cada palavra.</text:span></text:p>
      <text:p text:style-name="P8"><text:span text:style-name="T12">.join() </text:span><text:span text:style-name="T3">– Juntas as listas das strings em uma lista só.</text:span></text:p>
      <text:p text:style-name="P8"><text:soft-page-break/><text:span text:style-name="T12">.startswith() </text:span><text:span text:style-name="T3">– Mostra true ou false se a string começa ou não com o caractere passado.</text:span></text:p>
      <text:p text:style-name="P8"><text:span text:style-name="T12">.endswith() </text:span><text:span text:style-name="T3">– Mostra true ou false se a string termina ou não com o caractere passado.</text:span></text:p>
      <text:p text:style-name="P8"><text:span text:style-name="T12">.append()</text:span><text:span text:style-name="T3"> – Adiciona um novo item a uma lista.</text:span></text:p>
      <text:p text:style-name="P8"><text:span text:style-name="T12">.insert() </text:span><text:span text:style-name="T3">– Insere um item na posição indicada. Ex: </text:span><text:span text:style-name="T19">palavras.insert(</text:span><text:span text:style-name="T25">5</text:span><text:span text:style-name="T32">,</text:span><text:span text:style-name="T31"> </text:span><text:span text:style-name="T41">'video'</text:span><text:span text:style-name="T19">)</text:span><text:span text:style-name="T3">.</text:span></text:p>
      <text:p text:style-name="P8"><text:span text:style-name="T12">del lista[3]</text:span><text:span text:style-name="T3"> – É utilizado para apagar um elemento de dentro de uma lista.</text:span></text:p>
      <text:p text:style-name="P8"><text:span text:style-name="T12">del dicionario[‘sexo’]</text:span><text:span text:style-name="T3"> – É utilizado para apagar um elemento dentro de um dicionário.</text:span></text:p>
      <text:p text:style-name="P8"><text:span text:style-name="T12">.pop() </text:span><text:span text:style-name="T3">– Deleta o item no índice passado dentro dos parênteses.</text:span></text:p>
      <text:p text:style-name="P8"><text:span text:style-name="T12">.remove() </text:span><text:span text:style-name="T3">– Deleta o item passado dentro dos parênteses.</text:span></text:p>
      <text:p text:style-name="P8"><text:span text:style-name="T12">.sort() </text:span><text:span text:style-name="T3">– Coloca os valores de uma lista em ordem. Para colocar em ordem inversa é só declarar o sort com o parâmetro ‘reverse = True’. Ex: </text:span><text:span text:style-name="T19">produto.sort(</text:span><text:span text:style-name="T42">reverse</text:span><text:span text:style-name="T19">=</text:span><text:span text:style-name="T32">True</text:span><text:span text:style-name="T19">)</text:span><text:span text:style-name="T3">.</text:span></text:p>
      <text:p text:style-name="P8"><text:span text:style-name="T12">.values() </text:span><text:span text:style-name="T3">– Pega somente os valores dentro de um dicionário.</text:span></text:p>
      <text:p text:style-name="P8"><text:span text:style-name="T12">.keys() </text:span><text:span text:style-name="T3">– Pega as chaves dentro de um dicionário.</text:span></text:p>
      <text:p text:style-name="P8"><text:span text:style-name="T12">.items() </text:span><text:span text:style-name="T3">– Pega as chaves es os valores dentro de um dicionário.</text:span></text:p>
      <text:p text:style-name="P8"><text:span text:style-name="T12">.copy() </text:span><text:span text:style-name="T3">– Faz uma cópia de um dicionário para ser atribuído a outra variável composta sem que hajam alterações nessa cópia.</text:span></text:p>
      <text:p text:style-name="P8"><text:span text:style-name="T12">.add() </text:span><text:span text:style-name="T3">– Função que adiciona uma novo item a um set.</text:span></text:p>
      <text:p text:style-name="P8"><text:span text:style-name="T12">...in... </text:span><text:span text:style-name="T3">– É utilizado para verificar se algum dado está dentro de uma lista ou variável, pode ser usado com caracteres específicos ou para comparar variáveis dentro de listas. Ex: </text:span><text:span text:style-name="T39">'fruta' </text:span><text:span text:style-name="T28">in </text:span><text:span text:style-name="T14">frase</text:span><text:span text:style-name="T3">; </text:span><text:span text:style-name="T13">fruta_pedida </text:span><text:span text:style-name="T27">in </text:span><text:span text:style-name="T13">fruta</text:span><text:span text:style-name="T3">. Esse comando retorna valores booleanos.</text:span></text:p>
      <text:p text:style-name="P8"><text:span text:style-name="T12">min() </text:span><text:span text:style-name="T3">– Função que mostra o menor item dentro de uma lista, seja em valor ou tamanho. Só é possível usar em listas que seja composta por um só tipo primitivo de dado.</text:span></text:p>
      <text:p text:style-name="P8"><text:span text:style-name="T12">max() </text:span><text:span text:style-name="T3">– Função que mostra o maior item dentro de uma lista, seja em valor ou tamanho. Só é possível usar em listas que seja composta por um só tipo primitivo de dado.</text:span></text:p>
      <text:p text:style-name="P8"><text:span text:style-name="T12">len() </text:span><text:span text:style-name="T3">– Função que mostra o tamanho da lista ou de um item específico da lista.</text:span></text:p>
      <text:p text:style-name="P8"><text:soft-page-break/><text:span text:style-name="T12">list() </text:span><text:span text:style-name="T3">– Função que transforma o que estiver dentro dos parênteses em uma lista.</text:span></text:p>
      <text:p text:style-name="P8"><text:span text:style-name="T12">tuple() </text:span><text:span text:style-name="T3">– Função que transforma o que estiver dentro dos parênteses em uma tupla.</text:span></text:p>
      <text:p text:style-name="P8"><text:span text:style-name="T12">dict() </text:span><text:span text:style-name="T3">– Função que transforma o que estiver dentro dos parênteses em um dicionário.</text:span></text:p>
      <text:p text:style-name="P8"><text:span text:style-name="T12">open() </text:span><text:span text:style-name="T3">– Função utilizada para abrir arquivos foram do código, pode ser usada para escrever novos arquivos, ler arquivos já prontos ou adicionar novas informações ao arquivo. Essa função recebe 2 parâmetros, o primeiro sendo o nome do arquivo e o segundo qual função ele vai fazer, ‘a’ de append, para adicionar, ‘w’ de write, para escrever, ‘r’ de read, para ler. Os 2 parâmetros devem ser passados em forma de string.</text:span></text:p>
      <text:p text:style-name="P8"><text:span text:style-name="T12">.close() </text:span><text:span text:style-name="T3">– Função utilizada para fechar arquivos externos abertos, todo arquivo aberto deve ser fechado.</text:span></text:p>
      <text:p text:style-name="P8"><text:span text:style-name="T12">.readline() </text:span><text:span text:style-name="T3">– Função utilizada para ler as linhas do arquivo, uma por uma.</text:span></text:p>
      <text:p text:style-name="P8"><text:span text:style-name="T12">end = ‘’ </text:span><text:span text:style-name="T3">– Remove o pulo de linha de um print para outro.</text:span></text:p>
      <text:p text:style-name="P8"><text:span text:style-name="T12">\n </text:span><text:span text:style-name="T3">– Cria um pulo de linha dentro de um mesmo print.</text:span></text:p>
      <text:p text:style-name="P8"><text:span text:style-name="T12">bin() </text:span><text:span text:style-name="T3">– Função que transforma o que estiver dentro dos parênteses em binário.</text:span></text:p>
      <text:p text:style-name="P8"><text:span text:style-name="T12">hex() </text:span><text:span text:style-name="T3">– Função que transforma o que estiver dentro dos parênteses em hexadecimal.</text:span></text:p>
      <text:p text:style-name="P8"><text:span text:style-name="T12">oct() </text:span><text:span text:style-name="T3">– Função que transforma o que estiver dentro dos parênteses em octal.</text:span></text:p>
      <text:p text:style-name="P8"><text:span text:style-name="T12">factorial() </text:span><text:span text:style-name="T3">– Função que faz o fatorial do que estiver dentro dos parênteses, deve ser importado da biblioteca ‘math’.</text:span></text:p>
      <text:p text:style-name="P8"><text:span text:style-name="T12">{:^20} </text:span><text:span text:style-name="T3">– Recurso do Python que serve para centralizar uma string, o ‘^’ indica que vai ser centralizado, o número indica em quantos caracteres, os ‘:’ são necessários para funcionar, este recurso deve estar associado ao ‘.format’, e o que for ser escrito de estar dentro dos parênteses do format, se for string com as aspas, ou se for variável da forma normal.</text:span></text:p>
      <text:p text:style-name="P8"><text:span text:style-name="T12">{:&gt;20} </text:span><text:span text:style-name="T3">– Recurso do Python que serve para alinhar a direita uma string, o ‘</text:span><text:span text:style-name="T5">&gt;</text:span><text:span text:style-name="T3">’ indica que vai ser alinhado a direita, o número indica em quantos caracteres, os ‘:’ são necessários para funcionar, este recurso deve estar associado ao ‘.format’, e o que for ser escrito de estar dentro dos parênteses do format, se for string com as aspas, ou se for variável da forma normal.</text:span></text:p>
      <text:p text:style-name="P8"><text:soft-page-break/><text:span text:style-name="T12">{:&lt;20} </text:span><text:span text:style-name="T3">– Recurso do Python que serve para alinhar a esquerda uma string, o ‘</text:span><text:span text:style-name="T5">&lt;</text:span><text:span text:style-name="T3">’ indica que vai ser alinhado a esquerda, o número indica em quantos caracteres, os ‘:’ deseja adicionar após, este recurso deve estar associado ao ‘.format’, e o que for ser escrito de estar dentro dos parênteses do format, se for string com as aspas, ou se for variável da forma normal.</text:span></text:p>
      <text:p text:style-name="P8"><text:span text:style-name="T12">enumerate() </text:span><text:span text:style-name="T3">– Numera o que estiver dentro do parênteses, é bom para descobrir a posição de algo dentro de uma variável composta.</text:span></text:p>
      <text:p text:style-name="P8"><text:span text:style-name="T12">sorted() </text:span><text:span text:style-name="T3">– Mostra uma variável composta em ordem, não altera a tupla e sim a sua exibição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Mono" svg:font-family="'Droid Sans Mono', monospace, monospace, 'Droid Sans Fallback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ago</meta:initial-creator>
    <meta:editing-cycles>40</meta:editing-cycles>
    <meta:creation-date>2020-06-16T18:13:00</meta:creation-date>
    <dc:date>2021-06-04T18:46:57.865101770</dc:date>
    <meta:editing-duration>P1DT17H19M56S</meta:editing-duration>
    <meta:generator>LibreOffice/6.4.7.2$Linux_X86_64 LibreOffice_project/40$Build-2</meta:generator>
    <meta:document-statistic meta:table-count="0" meta:image-count="0" meta:object-count="0" meta:page-count="11" meta:paragraph-count="134" meta:word-count="3023" meta:character-count="17677" meta:non-whitespace-character-count="147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